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34b8" officeooo:paragraph-rsid="001a34b8"/>
    </style:style>
    <style:style style:name="P2" style:family="paragraph" style:parent-style-name="Standard" style:list-style-name="L3">
      <style:text-properties officeooo:rsid="001a34b8" officeooo:paragraph-rsid="001a34b8"/>
    </style:style>
    <style:style style:name="P3" style:family="paragraph" style:parent-style-name="Standard" style:list-style-name="L5">
      <style:text-properties officeooo:rsid="001a34b8" officeooo:paragraph-rsid="001a34b8"/>
    </style:style>
    <style:style style:name="P4" style:family="paragraph" style:parent-style-name="Standard" style:list-style-name="L6">
      <style:text-properties officeooo:rsid="001a34b8" officeooo:paragraph-rsid="001a34b8"/>
    </style:style>
    <style:style style:name="P5" style:family="paragraph" style:parent-style-name="Standard">
      <style:paragraph-properties fo:text-align="center" style:justify-single-word="false"/>
      <style:text-properties fo:font-size="28pt" fo:font-weight="bold" officeooo:rsid="001a34b8" officeooo:paragraph-rsid="001a34b8" style:font-size-asian="28pt" style:font-weight-asian="bold" style:font-size-complex="28pt" style:font-weight-complex="bold"/>
    </style:style>
    <style:style style:name="P6" style:family="paragraph" style:parent-style-name="Standard">
      <style:text-properties officeooo:paragraph-rsid="001a34b8"/>
    </style:style>
    <style:style style:name="P7" style:family="paragraph" style:parent-style-name="Standard" style:list-style-name="L2">
      <style:text-properties officeooo:paragraph-rsid="001a34b8"/>
    </style:style>
    <style:style style:name="P8" style:family="paragraph" style:parent-style-name="Standard">
      <style:paragraph-properties fo:text-align="center" style:justify-single-word="false"/>
      <style:text-properties fo:font-style="italic" officeooo:rsid="001b15f5" officeooo:paragraph-rsid="001b15f5" style:font-style-asian="italic" style:font-style-complex="italic"/>
    </style:style>
    <style:style style:name="P9" style:family="paragraph" style:parent-style-name="Standard">
      <style:paragraph-properties fo:text-align="center" style:justify-single-word="false"/>
      <style:text-properties fo:font-style="italic" officeooo:rsid="0022f4c5" officeooo:paragraph-rsid="0022f4c5" style:font-style-asian="italic" style:font-style-complex="italic"/>
    </style:style>
    <style:style style:name="P10" style:family="paragraph" style:parent-style-name="Standard">
      <style:text-properties fo:font-size="24pt" style:text-underline-style="solid" style:text-underline-width="auto" style:text-underline-color="font-color" officeooo:rsid="001f4879" officeooo:paragraph-rsid="001f4879" style:font-size-asian="21pt" style:font-size-complex="24pt"/>
    </style:style>
    <style:style style:name="P11" style:family="paragraph" style:parent-style-name="Standard">
      <style:text-properties fo:font-size="12pt" fo:font-style="normal" style:text-underline-style="none" fo:font-weight="normal" officeooo:rsid="001f4879" officeooo:paragraph-rsid="001f4879"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1fd973" officeooo:paragraph-rsid="001fd973"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20c6cf" officeooo:paragraph-rsid="0020c6cf" style:font-size-asian="10.5pt" style:font-style-asian="normal" style:font-weight-asian="normal" style:font-size-complex="12pt" style:font-style-complex="normal" style:font-weight-complex="normal"/>
    </style:style>
    <style:style style:name="P14" style:family="paragraph" style:parent-style-name="Standard">
      <style:text-properties officeooo:rsid="002156ab" officeooo:paragraph-rsid="002156ab"/>
    </style:style>
    <style:style style:name="P15" style:family="paragraph" style:parent-style-name="Standard">
      <style:paragraph-properties fo:break-before="page"/>
      <style:text-properties officeooo:rsid="001a34b8" officeooo:paragraph-rsid="001a34b8"/>
    </style:style>
    <style:style style:name="T1" style:family="text">
      <style:text-properties officeooo:rsid="001a34b8"/>
    </style:style>
    <style:style style:name="T2" style:family="text">
      <style:text-properties officeooo:rsid="001c7c22"/>
    </style:style>
    <style:style style:name="T3" style:family="text">
      <style:text-properties officeooo:rsid="001dbe56"/>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22f4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84cm" fo:text-indent="-0.635cm" fo:margin-left="1.5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cm" fo:text-indent="-0.635cm" fo:margin-left="2.2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4cm" fo:text-indent="-0.635cm" fo:margin-left="2.8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89cm" fo:text-indent="-0.635cm" fo:margin-left="3.4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4cm" fo:text-indent="-0.635cm" fo:margin-left="4.1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59cm" fo:text-indent="-0.635cm" fo:margin-left="4.7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4cm" fo:text-indent="-0.635cm" fo:margin-left="5.3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29cm" fo:text-indent="-0.635cm" fo:margin-left="6.0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4cm" fo:text-indent="-0.635cm" fo:margin-left="6.6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99cm" fo:text-indent="-0.635cm" fo:margin-left="7.2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IQ – Version 2.<text:span text:style-name="T7">1</text:span></text:p>
      <text:p text:style-name="P9">Fredrik Olsson</text:p>
      <text:p text:style-name="P8">Enligt överenskommelse med kunden kommer projektet att redovisas och levereras till kund den 23/10.</text:p>
      <text:p text:style-name="P1"/>
      <text:p text:style-name="P1">Prioriteten ser ut som följande:</text:p>
      <text:p text:style-name="P1"> 1 – Kommer att göras</text:p>
      <text:p text:style-name="P1"> 2 – Bonus</text:p>
      <text:p text:style-name="P1">De som har en 1, är de som är krav för att systemet ska fungera på ”lägsta-önskade-nivå” från</text:p>
      <text:p text:style-name="P1">kundens perspektiv.</text:p>
      <text:p text:style-name="P1">Alla funktioner med en 2, är inte lika viktiga, men viktiga i sig, dock inte för att kunden känner att det</text:p>
      <text:p text:style-name="P1">inte fungerar helt utan.</text:p>
      <text:p text:style-name="P1">Alla 1-prioriteringar kommer att slutföras, och 2-prioriteringarna kommer att göras så som tiden ser ut</text:p>
      <text:p text:style-name="P1">efter att 1:orna är klara.</text:p>
      <text:p text:style-name="P6"><text:span text:style-name="T1">Följande funktionalitet har önskats från kunden</text:span></text:p>
      <text:list xml:id="list3869230809708478159" text:style-name="L2">
        <text:list-item>
          <text:p text:style-name="P7"><text:span text:style-name="T1">Lägga till projektdata med följande innehåll - 1</text:span></text:p>
        </text:list-item>
      </text:list>
      <text:p text:style-name="P1"><text:tab/>◦ Namn</text:p>
      <text:p text:style-name="P1"><text:tab/>◦ Signeringsdatum</text:p>
      <text:p text:style-name="P1"><text:tab/>◦ Deadline</text:p>
      <text:p text:style-name="P1"><text:tab/>◦ Projektbudget</text:p>
      <text:p text:style-name="P1"><text:tab/>◦ Leveransdatum</text:p>
      <text:p text:style-name="P1"><text:tab/>◦ Projektmål och syfte</text:p>
      <text:p text:style-name="P1"><text:tab/>◦ Projektmedlemmar</text:p>
      <text:p text:style-name="P1"><text:tab/>◦ Teknologi</text:p>
      <text:list xml:id="list5746983736627440593" text:style-name="L3">
        <text:list-item>
          <text:p text:style-name="P2">Se Projekt</text:p>
        </text:list-item>
        <text:list-item>
          <text:p text:style-name="P2">Söka efter projekt - 1</text:p>
        </text:list-item>
        <text:list-item>
          <text:p text:style-name="P2">Skapa och se statistik - 2</text:p>
        </text:list-item>
        <text:list-item>
          <text:p text:style-name="P2">Kunna lägga till projekterfarenheter - 2</text:p>
        </text:list-item>
        <text:list-item>
          <text:p text:style-name="P2">Jämföra projekt - 2</text:p>
        </text:list-item>
        <text:list-item>
          <text:p text:style-name="P2">Skala baserat på storlek på fönster - 1</text:p>
        </text:list-item>
      </text:list>
      <text:p text:style-name="P1"/>
      <text:p text:style-name="P1">Det som redan är klart:</text:p>
      <text:list xml:id="list474725313798156351" text:style-name="L5">
        <text:list-item>
          <text:p text:style-name="P3">Krypterad inlogning samt lokal inglogning mot hacking</text:p>
        </text:list-item>
        <text:list-item>
          <text:p text:style-name="P3">Användargränsnitt</text:p>
        </text:list-item>
        <text:list-item>
          <text:p text:style-name="P3">Server</text:p>
        </text:list-item>
        <text:list-item>
          <text:p text:style-name="P3">Basfunktionalitet för att kunna implementera de resterande funktionerna</text:p>
        </text:list-item>
        <text:list-item>
          <text:p text:style-name="P3">Sidan skalar just nu för ett flertal storlekar, men behöver utvidgas och anpassas mer</text:p>
        </text:list-item>
        <text:list-item>
          <text:p text:style-name="P3">Projektdelen finns i databasen, och ska bara läggas in på sidan så att man kan fylla databasen</text:p>
        </text:list-item>
        <text:list-item>
          <text:p text:style-name="P3">De olika användarna finns också, men någon av dem saknar sida och alla 1-funktionaliteter.</text:p>
        </text:list-item>
      </text:list>
      <text:p text:style-name="P1">Tiden:</text:p>
      <text:p text:style-name="P1">Tiden som kommer att läggas ner på detta för att komma upp i så mycket timmar som möjligt samt att</text:p>
      <text:p text:style-name="P1">hinna klart med så mycket funktioner som möjligt kommer att bli:</text:p>
      <text:p text:style-name="P1">~4 timmar per dag – vilket kommer att ge mig en total på ~110 timmar.</text:p>
      <text:p text:style-name="P15">Alla med en 1 i prioritet kommer jag att ge följande prioritering i ording – alltså kommer att utvecklas efter varandra <text:span text:style-name="T2">med följande beräknade tid.</text:span></text:p>
      <text:list xml:id="list6720974080148721285" text:style-name="L6">
        <text:list-item>
          <text:p text:style-name="P4">Lägga till projektdata i User-vyn – <text:span text:style-name="T3">14 timmar</text:span></text:p>
        </text:list-item>
        <text:list-item>
          <text:p text:style-name="P4">Kunna söka efter projekt i User-och Chefs-vyn – <text:span text:style-name="T3">6 timmar</text:span></text:p>
        </text:list-item>
        <text:list-item>
          <text:p text:style-name="P4">Kunna tilldela behörighet som System Administrat<text:span text:style-name="T3">ör – 6 timmar</text:span></text:p>
        </text:list-item>
        <text:list-item>
          <text:p text:style-name="P4">Bättre skalning baserat på fönsterstorlek – <text:span text:style-name="T3">8 timmar</text:span></text:p>
        </text:list-item>
      </text:list>
      <text:p text:style-name="P14">All resterande tid och eventuell felupskattning kommer att läggas på att antingen lösa buggar i grundfumtkionaliteten, eller att utveckla de 2-numrerade funktionerna.</text:p>
      <text:p text:style-name="P1"/>
      <text:p text:style-name="P1"/>
      <text:p text:style-name="P1"/>
      <text:p text:style-name="P10"><text:span text:style-name="T4">Nuvarande</text:span><text:span text:style-name="T5"> </text:span><text:span text:style-name="T6">a</text:span><text:span text:style-name="T4">rbetsprocess</text:span></text:p>
      <text:p text:style-name="P11">I dagsläget lägger jag ner ca 4-6 timmar per dag på projektet med att göra research för att tillverka i min mån det bästa jag kan få fram enligt kundens önskemål. Hitils har jag lärt mig fantastiskt mycket om olika typer av moduler man kan använda sig av i NodeJS – verktyget som jag använder mig av för att skapa servern och klienten för webbapplikationen.</text:p>
      <text:p text:style-name="P12">Dessutom har min kunskap angående alla delar för hur säkerhet, inloggning, användargränssnitt etc. <text:s/>utvecklats i stor mån då denna kurs ger mig en stor ambition till att leverera något verkligt (En produkt som faktiskt (kanske) kommer att användas).</text:p>
      <text:p text:style-name="P12"/>
      <text:p text:style-name="P12"/>
      <text:p text:style-name="P13">Kunden har ännu inte specifierat hur statistik ska framgå om jag lyckas med nuvarande plannering så det är någonting som kommer att inträffa tätt inpå deadline när all den viktigtaste funktionaliteten kommer att finnas på pl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22:34:42.177267282</meta:creation-date>
    <dc:date>2017-10-13T22:53:11.482351973</dc:date>
    <meta:editing-duration>PT18M24S</meta:editing-duration>
    <meta:editing-cycles>9</meta:editing-cycles>
    <meta:generator>LibreOffice/5.1.6.2$Linux_X86_64 LibreOffice_project/10m0$Build-2</meta:generator>
    <meta:document-statistic meta:table-count="0" meta:image-count="0" meta:object-count="0" meta:page-count="2" meta:paragraph-count="50" meta:word-count="508" meta:character-count="3023" meta:non-whitespace-character-count="2564"/>
  </office:meta>
</office:document-meta>
</file>